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3cm" draw:fill="none" draw:fill-color="#ffffff" fo:padding-top="0.1cm" fo:padding-bottom="0.1cm" fo:padding-left="0.1cm" fo:padding-right="0.1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glue-point draw:id="6" svg:x="2.187cm" svg:y="2.187cm"/>
          <draw:line draw:style-name="gr1" draw:layer="layout" svg:x1="0cm" svg:y1="0cm" svg:x2="0.5cm" svg:y2="0.5cm">
            <text:p/>
          </draw:line>
          <draw:line draw:style-name="gr2" draw:layer="layout" svg:x1="2cm" svg:y1="1cm" svg:x2="1cm" svg:y2="2cm">
            <text:p/>
          </draw:line>
          <draw:polygon draw:style-name="gr3" draw:layer="layout" svg:width="1.5cm" svg:height="1.5cm" svg:x="0cm" svg:y="0cm" svg:viewBox="0 0 1501 1501" draw:points="0,1000 1501,1501 1000,0">
            <text:p/>
          </draw:polygon>
          <draw:line draw:style-name="gr1" draw:layer="layout" svg:x1="1.5cm" svg:y1="1.5cm" svg:x2="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Diagonal Diode</dc:title>
    <meta:creation-date>2011-02-07T17:11:2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